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" svg:font-family="time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fo:padding="0.049cm" fo:border="0.06pt solid #aaaaaa"/>
    </style:style>
    <style:style style:name="P2" style:family="paragraph" style:parent-style-name="Text_20_body" style:list-style-name="L1">
      <style:paragraph-properties fo:margin-top="0cm" fo:margin-bottom="0cm" fo:padding="0.049cm" fo:border="0.06pt solid #aaaaaa"/>
      <style:text-properties fo:background-color="#f8f8f8"/>
    </style:style>
    <style:style style:name="P3" style:family="paragraph" style:parent-style-name="Text_20_body">
      <style:paragraph-properties fo:padding="0.049cm" fo:border="0.06pt solid #aaaaaa"/>
      <style:text-properties fo:background-color="#f8f8f8"/>
    </style:style>
    <style:style style:name="P4" style:family="paragraph" style:parent-style-name="Text_20_body" style:list-style-name="L1">
      <style:paragraph-properties fo:padding="0.049cm" fo:border="0.06pt solid #aaaaaa"/>
    </style:style>
    <style:style style:name="P5" style:family="paragraph" style:parent-style-name="Text_20_body">
      <style:paragraph-properties fo:padding="0.049cm" fo:border="0.06pt solid #aaaaaa" style:writing-mode="lr-tb"/>
      <style:text-properties fo:background-color="#f8f8f8"/>
    </style:style>
    <style:style style:name="P6" style:family="paragraph" style:parent-style-name="Preformatted_20_Text">
      <style:text-properties fo:color="#008000"/>
    </style:style>
    <style:style style:name="P7" style:family="paragraph" style:parent-style-name="Preformatted_20_Text">
      <style:paragraph-properties fo:margin-top="0cm" fo:margin-bottom="0.499cm"/>
    </style:style>
    <style:style style:name="P8" style:family="paragraph" style:parent-style-name="List_20_Contents">
      <style:paragraph-properties fo:margin-top="0cm" fo:margin-bottom="0.499cm" fo:padding="0.049cm" fo:border="0.06pt solid #aaaaaa"/>
      <style:text-properties fo:background-color="#f8f8f8"/>
    </style:style>
    <style:style style:name="P9" style:family="paragraph" style:parent-style-name="Heading_20_1">
      <style:paragraph-properties fo:padding="0.049cm" fo:border="0.06pt solid #aaaaaa"/>
      <style:text-properties fo:background-color="#f8f8f8"/>
    </style:style>
    <style:style style:name="T1" style:family="text">
      <style:text-properties fo:font-style="italic"/>
    </style:style>
    <style:style style:name="T2" style:family="text">
      <style:text-properties fo:font-style="italic" fo:background-color="#f8f8f8"/>
    </style:style>
    <style:style style:name="T3" style:family="text">
      <style:text-properties style:text-position="33% 80%"/>
    </style:style>
    <style:style style:name="T4" style:family="text">
      <style:text-properties style:text-position="33% 80%" fo:font-style="italic"/>
    </style:style>
    <style:style style:name="T5" style:family="text">
      <style:text-properties fo:background-color="#f8f8f8"/>
    </style:style>
    <style:style style:name="T6" style:family="text">
      <style:text-properties fo:color="#000000" style:font-name="times" fo:font-weight="bold"/>
    </style:style>
    <style:style style:name="T7" style:family="text">
      <style:text-properties fo:color="#2040a0"/>
    </style:style>
    <style:style style:name="T8" style:family="text">
      <style:text-properties fo:color="#4444ff"/>
    </style:style>
    <style:style style:name="T9" style:family="text">
      <style:text-properties fo:color="#008000"/>
    </style:style>
    <style:style style:name="T10" style:family="text">
      <style:text-properties fo:color="#ff0000"/>
    </style:style>
    <style:style style:name="T11" style:family="text">
      <style:text-properties fo:color="#44444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 text:name="firstHeading"/>Factorials with prime factorization (Python)</text:h>
      <text:p text:style-name="P3">The <text:span text:style-name="T1">n</text:span>th factorial, <text:span text:style-name="T1">n</text:span>!, can be computed straightforwardly by multiplying together the range of integers 1, 2, ... <text:span text:style-name="T1">n</text:span> from the bottom up. However, if <text:span text:style-name="T1">n</text:span> is large, this becomes inefficient. The <text:span text:style-name="T1">k</text:span>:th subproduct has roughly <text:span text:style-name="T1">k</text:span> log <text:span text:style-name="T1">k</text:span> digits, so multiplying by <text:span text:style-name="T1">k</text:span>+1 (assumed to fit in a single machine word) takes <text:span text:style-name="T1">k</text:span> log <text:span text:style-name="T1">k</text:span> time. This leads to a total time of O(<text:span text:style-name="T1">n</text:span><text:span text:style-name="T3">2</text:span> log <text:span text:style-name="T1">n</text:span>) for calculating <text:span text:style-name="T1">n</text:span>!. </text:p>
      <text:p text:style-name="P3">Many algorithms exist for splitting a product of many factors into smaller pieces to balance the size of each subproduct. However, there is a trick to factorials: we can find the <text:span text:style-name="T1">prime factorization</text:span> of <text:span text:style-name="T1">n</text:span>! quickly, much more quickly than we can compute <text:span text:style-name="T1">n</text:span>! itself. And we can do this without stepping through the list 1, 2, ..., <text:span text:style-name="T1">n</text:span> and factorizing each of these numbers. The crucial observation is that <text:span text:style-name="T1">n</text:span>! must necessarily contain each prime number up to <text:span text:style-name="T1">n</text:span>, and that the power of the prime <text:span text:style-name="T1">p</text:span> in <text:span text:style-name="T1">n</text:span>! is given by </text:p>
      <text:p text:style-name="P8"><draw:frame draw:style-name="fr1" draw:name="graphics1" text:anchor-type="as-char" svg:width="2.09cm" svg:height="1.27cm" draw:z-index="0"><draw:image xlink:href="http://en.literateprograms.org/images/math/9/d/3/9d3b23813071c93d48f153c156471d97.png" xlink:type="simple" xlink:show="embed" xlink:actuate="onLoad"/><svg:title>\sum_{i=1}^{\infty} \, \lfloor n/p^i \rfloor</svg:title></draw:frame>. </text:p>
      <text:p text:style-name="P5">Notice that this is actually a finite sum, since the floor is zero whenever <text:span text:style-name="T1">p</text:span><text:span text:style-name="T4">i</text:span> &gt; <text:span text:style-name="T1">n</text:span>. This implementation is based on the following references: </text:p>
      <text:list xml:id="list32363666" text:style-name="L1">
        <text:list-item>
          <text:p text:style-name="P1"><text:span text:style-name="T5">Peter Luschny. </text:span><text:a xlink:type="simple" xlink:href="http://www.luschny.de/math/factorial/FastFactorialFunctions.htm"><text:span text:style-name="T2">Fast Factorial Functions</text:span></text:a><text:span text:style-name="T5"> </text:span></text:p>
        </text:list-item>
        <text:list-item>
          <text:p text:style-name="P2">Peter Borwein. "On the Complexity of Calculating Factorials". <text:span text:style-name="T1">Journal of Algorithms</text:span> 6, 376-380 (1985) </text:p>
        </text:list-item>
        <text:list-item>
          <text:p text:style-name="P4"><text:span text:style-name="T5">Xavier Gourdon &amp; Pascal Sebah. </text:span><text:a xlink:type="simple" xlink:href="http://numbers.computation.free.fr/Constants/Algorithms/splitting.html"><text:span text:style-name="T2">Binary splitting method</text:span></text:a><text:span text:style-name="T5"> </text:span></text:p>
        </text:list-item>
      </text:list>
      <text:p text:style-name="Text_20_body"/>
      <text:p text:style-name="Text_20_body">In <text:a xlink:type="simple" xlink:href="http://en.wikipedia.org/wiki/Python_programming_language">Python</text:a>, the sum can be implemented as follows: </text:p>
      <text:p text:style-name="Preformatted_20_Text"><text:span text:style-name="T6">&lt;&lt;</text:span><text:a xlink:type="simple" xlink:href="http://en.literateprograms.org/Factorials_with_prime_factorization_%28Python%29#chunk%20use:prime_factorial.py" office:name="chunk def:prime_factorial.py">prime_factorial.py</text:a><text:span text:style-name="T6">&gt;&gt;=</text:span></text:p>
      <text:p text:style-name="Preformatted_20_Text"><text:span text:style-name="Strong_20_Emphasis">def</text:span> <text:span text:style-name="T7">multiplicity</text:span><text:span text:style-name="T8">(</text:span><text:span text:style-name="T7">n</text:span>, <text:span text:style-name="T7">p</text:span><text:span text:style-name="T8">):</text:span></text:p>
      <text:p text:style-name="Preformatted_20_Text"><text:s text:c="4"/><text:span text:style-name="T9">"""Return the power of the prime number p in the</text:span></text:p>
      <text:p text:style-name="P6"><text:s text:c="4"/>factorization of n!"""</text:p>
      <text:p text:style-name="Preformatted_20_Text"><text:s text:c="4"/><text:span text:style-name="Strong_20_Emphasis">if</text:span> <text:span text:style-name="T7">p</text:span> <text:span text:style-name="T8">&gt;</text:span> <text:span text:style-name="T7">n</text:span><text:span text:style-name="T8">:</text:span> <text:span text:style-name="Strong_20_Emphasis">return</text:span> <text:span text:style-name="T10">0</text:span></text:p>
      <text:p text:style-name="Preformatted_20_Text"><text:s text:c="4"/><text:span text:style-name="Strong_20_Emphasis">if</text:span> <text:span text:style-name="T7">p</text:span> <text:span text:style-name="T8">&gt;</text:span> <text:span text:style-name="T7">n</text:span>//<text:span text:style-name="T10">2</text:span><text:span text:style-name="T8">:</text:span> <text:span text:style-name="Strong_20_Emphasis">return</text:span> <text:span text:style-name="T10">1</text:span></text:p>
      <text:p text:style-name="Preformatted_20_Text"><text:s text:c="4"/><text:span text:style-name="T7">q</text:span>, <text:span text:style-name="T7">m</text:span> <text:span text:style-name="T8">=</text:span> <text:span text:style-name="T7">n</text:span>, <text:span text:style-name="T10">0</text:span></text:p>
      <text:p text:style-name="Preformatted_20_Text"><text:s text:c="4"/><text:span text:style-name="Strong_20_Emphasis">while</text:span> <text:span text:style-name="T7">q</text:span> <text:span text:style-name="T8">&gt;=</text:span> <text:span text:style-name="T7">p</text:span><text:span text:style-name="T8">:</text:span></text:p>
      <text:p text:style-name="Preformatted_20_Text"><text:s text:c="8"/><text:span text:style-name="T7">q</text:span> //<text:span text:style-name="T8">=</text:span> <text:span text:style-name="T7">p</text:span></text:p>
      <text:p text:style-name="Preformatted_20_Text"><text:s text:c="8"/><text:span text:style-name="T7">m</text:span> <text:span text:style-name="T8">+=</text:span> <text:span text:style-name="T7">q</text:span></text:p>
      <text:p text:style-name="P7"><text:s text:c="4"/><text:span text:style-name="Strong_20_Emphasis">return</text:span> <text:span text:style-name="T7">m</text:span></text:p>
      <text:p text:style-name="Text_20_body">We now need a way to obtain the prime numbers up to <text:span text:style-name="T1">n</text:span>, for which purpose we implement a light-weight <text:a xlink:type="simple" xlink:href="http://en.literateprograms.org/Category:Sieve_of_Eratosthenes">sieve of Eratosthenes</text:a>: </text:p>
      <text:p text:style-name="Preformatted_20_Text"><text:span text:style-name="T6">&lt;&lt;</text:span><text:a xlink:type="simple" xlink:href="http://en.literateprograms.org/Factorials_with_prime_factorization_%28Python%29#chunk%20use:prime_factorial.py" office:name="chunk def:prime_factorial.py">prime_factorial.py</text:a><text:span text:style-name="T6">&gt;&gt;=</text:span></text:p>
      <text:p text:style-name="Preformatted_20_Text"><text:span text:style-name="Strong_20_Emphasis">def</text:span> <text:span text:style-name="T7">primes</text:span><text:span text:style-name="T8">(</text:span><text:span text:style-name="T7">n</text:span><text:span text:style-name="T8">):</text:span></text:p>
      <text:p text:style-name="Preformatted_20_Text"><text:s text:c="4"/><text:span text:style-name="T9">"""Generate a list of the prime numbers [2, 3, ... m] where</text:span></text:p>
      <text:p text:style-name="P6"><text:s text:c="4"/>m is the largest prime &lt;= n."""</text:p>
      <text:p text:style-name="Preformatted_20_Text"><text:s text:c="4"/><text:span text:style-name="T7">n</text:span> <text:span text:style-name="T8">=</text:span> <text:span text:style-name="T7">n</text:span> <text:span text:style-name="T8">+</text:span> <text:span text:style-name="T10">1</text:span></text:p>
      <text:p text:style-name="Preformatted_20_Text"><text:s text:c="4"/><text:span text:style-name="T7">sieve</text:span> <text:span text:style-name="T8">=</text:span> <text:span text:style-name="T7">range</text:span><text:span text:style-name="T8">(</text:span><text:span text:style-name="T7">n</text:span><text:span text:style-name="T8">)</text:span></text:p>
      <text:p text:style-name="Preformatted_20_Text"><text:soft-page-break/><text:s text:c="4"/><text:span text:style-name="T7">sieve</text:span><text:span text:style-name="T8">[:</text:span><text:span text:style-name="T10">2</text:span><text:span text:style-name="T8">]</text:span> <text:span text:style-name="T8">=</text:span> <text:span text:style-name="T8">[</text:span><text:span text:style-name="T10">0</text:span>, <text:span text:style-name="T10">0</text:span><text:span text:style-name="T8">]</text:span></text:p>
      <text:p text:style-name="Preformatted_20_Text"><text:s text:c="4"/><text:span text:style-name="Strong_20_Emphasis">for</text:span> <text:span text:style-name="T7">i</text:span> <text:span text:style-name="Strong_20_Emphasis">in</text:span> <text:span text:style-name="T7">xrange</text:span><text:span text:style-name="T8">(</text:span><text:span text:style-name="T10">2</text:span>, <text:span text:style-name="T7">int</text:span><text:span text:style-name="T8">(</text:span><text:span text:style-name="T7">n</text:span><text:span text:style-name="T8">**</text:span><text:span text:style-name="T10">0.5</text:span><text:span text:style-name="T8">)+</text:span><text:span text:style-name="T10">1</text:span><text:span text:style-name="T8">):</text:span></text:p>
      <text:p text:style-name="Preformatted_20_Text"><text:s text:c="8"/><text:span text:style-name="Strong_20_Emphasis">if</text:span> <text:span text:style-name="T7">sieve</text:span><text:span text:style-name="T8">[</text:span><text:span text:style-name="T7">i</text:span><text:span text:style-name="T8">]:</text:span></text:p>
      <text:p text:style-name="Preformatted_20_Text"><text:s text:c="12"/><text:span text:style-name="Strong_20_Emphasis">for</text:span> <text:span text:style-name="T7">j</text:span> <text:span text:style-name="Strong_20_Emphasis">in</text:span> <text:span text:style-name="T7">xrange</text:span><text:span text:style-name="T8">(</text:span><text:span text:style-name="T7">i</text:span><text:span text:style-name="T8">**</text:span><text:span text:style-name="T10">2</text:span>, <text:span text:style-name="T7">n</text:span>, <text:span text:style-name="T7">i</text:span><text:span text:style-name="T8">):</text:span></text:p>
      <text:p text:style-name="Preformatted_20_Text"><text:s text:c="16"/><text:span text:style-name="T7">sieve</text:span><text:span text:style-name="T8">[</text:span><text:span text:style-name="T7">j</text:span><text:span text:style-name="T8">]</text:span> <text:span text:style-name="T8">=</text:span> <text:span text:style-name="T10">0</text:span></text:p>
      <text:p text:style-name="Preformatted_20_Text"><text:s text:c="4"/><text:span text:style-name="T11"># Filter out the composites, which have been replaced by 0's</text:span></text:p>
      <text:p text:style-name="P7"><text:s text:c="4"/><text:span text:style-name="Strong_20_Emphasis">return</text:span> <text:span text:style-name="T8">[</text:span><text:span text:style-name="T7">p</text:span> <text:span text:style-name="Strong_20_Emphasis">for</text:span> <text:span text:style-name="T7">p</text:span> <text:span text:style-name="Strong_20_Emphasis">in</text:span> <text:span text:style-name="T7">sieve</text:span> <text:span text:style-name="Strong_20_Emphasis">if</text:span> <text:span text:style-name="T7">p</text:span><text:span text:style-name="T8">]</text:span></text:p>
      <text:p text:style-name="Text_20_body">Knowing the prime factors of <text:span text:style-name="T1">n</text:span>!, and the exponent for each factor, all that needs to be done is taking powers. This is also the most important step of the calculation: if we just multiply all the primes together without further thought, no time will be saved. What we can do instead is perform recursive <text:a xlink:type="simple" xlink:href="http://en.literateprograms.org/Category:Exponentiation_by_squaring"><text:span text:style-name="T1">exponentiation by squaring</text:span></text:a>. For exponentiation of a single integer, this is based on the fact that squaring the number cuts the remaining exponent in half. The technique can easily be applied to a list of numbers as well: </text:p>
      <text:p text:style-name="Preformatted_20_Text"><text:span text:style-name="T6">&lt;&lt;</text:span><text:a xlink:type="simple" xlink:href="http://en.literateprograms.org/Factorials_with_prime_factorization_%28Python%29#chunk%20use:prime_factorial.py" office:name="chunk def:prime_factorial.py">prime_factorial.py</text:a><text:span text:style-name="T6">&gt;&gt;=</text:span></text:p>
      <text:p text:style-name="Preformatted_20_Text"><text:span text:style-name="Strong_20_Emphasis">def</text:span> <text:span text:style-name="T7">powproduct</text:span><text:span text:style-name="T8">(</text:span><text:span text:style-name="T7">ns</text:span><text:span text:style-name="T8">):</text:span></text:p>
      <text:p text:style-name="Preformatted_20_Text"><text:s text:c="4"/><text:span text:style-name="T9">"""Compute the explicit value of a factored integer</text:span></text:p>
      <text:p text:style-name="P6"><text:s text:c="4"/>given as a list of (base, exponent) pairs."""</text:p>
      <text:p text:style-name="Preformatted_20_Text"><text:s text:c="4"/><text:span text:style-name="Strong_20_Emphasis">if</text:span> <text:span text:style-name="Strong_20_Emphasis">not</text:span> <text:span text:style-name="T7">ns</text:span><text:span text:style-name="T8">:</text:span></text:p>
      <text:p text:style-name="Preformatted_20_Text"><text:s text:c="8"/><text:span text:style-name="Strong_20_Emphasis">return</text:span> <text:span text:style-name="T10">1</text:span></text:p>
      <text:p text:style-name="Preformatted_20_Text"><text:s text:c="4"/><text:span text:style-name="T7">units</text:span> <text:span text:style-name="T8">=</text:span> <text:span text:style-name="T10">1</text:span></text:p>
      <text:p text:style-name="Preformatted_20_Text"><text:s text:c="4"/><text:span text:style-name="T7">multi</text:span> <text:span text:style-name="T8">=</text:span> <text:span text:style-name="T8">[]</text:span></text:p>
      <text:p text:style-name="Preformatted_20_Text"><text:s text:c="4"/><text:span text:style-name="Strong_20_Emphasis">for</text:span> <text:span text:style-name="T7">base</text:span>, <text:span text:style-name="T7">exp</text:span> <text:span text:style-name="Strong_20_Emphasis">in</text:span> <text:span text:style-name="T7">ns</text:span><text:span text:style-name="T8">:</text:span></text:p>
      <text:p text:style-name="Preformatted_20_Text"><text:s text:c="8"/><text:span text:style-name="Strong_20_Emphasis">if</text:span> <text:span text:style-name="T7">exp</text:span> <text:span text:style-name="T8">==</text:span> <text:span text:style-name="T10">0</text:span><text:span text:style-name="T8">:</text:span></text:p>
      <text:p text:style-name="Preformatted_20_Text"><text:s text:c="12"/><text:span text:style-name="Strong_20_Emphasis">continue</text:span></text:p>
      <text:p text:style-name="Preformatted_20_Text"><text:s text:c="8"/><text:span text:style-name="Strong_20_Emphasis">elif</text:span> <text:span text:style-name="T7">exp</text:span> <text:span text:style-name="T8">==</text:span> <text:span text:style-name="T10">1</text:span><text:span text:style-name="T8">:</text:span></text:p>
      <text:p text:style-name="Preformatted_20_Text"><text:s text:c="12"/><text:span text:style-name="T7">units</text:span> <text:span text:style-name="T8">*=</text:span> <text:span text:style-name="T7">base</text:span></text:p>
      <text:p text:style-name="Preformatted_20_Text"><text:s text:c="8"/><text:span text:style-name="Strong_20_Emphasis">else</text:span><text:span text:style-name="T8">:</text:span></text:p>
      <text:p text:style-name="Preformatted_20_Text"><text:s text:c="12"/><text:span text:style-name="Strong_20_Emphasis">if</text:span> <text:span text:style-name="T7">exp</text:span> <text:span text:style-name="T8">%</text:span> <text:span text:style-name="T10">2</text:span><text:span text:style-name="T8">:</text:span></text:p>
      <text:p text:style-name="Preformatted_20_Text"><text:s text:c="16"/><text:span text:style-name="T7">units</text:span> <text:span text:style-name="T8">*=</text:span> <text:span text:style-name="T7">base</text:span></text:p>
      <text:p text:style-name="Preformatted_20_Text"><text:s text:c="12"/><text:span text:style-name="T7">multi</text:span>.<text:span text:style-name="T7">append</text:span><text:span text:style-name="T8">((</text:span><text:span text:style-name="T7">base</text:span>, <text:span text:style-name="T7">exp</text:span>//<text:span text:style-name="T10">2</text:span><text:span text:style-name="T8">))</text:span></text:p>
      <text:p text:style-name="P7"><text:s text:c="4"/><text:span text:style-name="Strong_20_Emphasis">return</text:span> <text:span text:style-name="T7">units</text:span> <text:span text:style-name="T8">*</text:span> <text:span text:style-name="T7">powproduct</text:span><text:span text:style-name="T8">(</text:span><text:span text:style-name="T7">multi</text:span><text:span text:style-name="T8">)**</text:span><text:span text:style-name="T10">2</text:span></text:p>
      <text:p text:style-name="Text_20_body">Wrapping things together, we have: </text:p>
      <text:p text:style-name="Preformatted_20_Text"><text:span text:style-name="T6">&lt;&lt;</text:span><text:a xlink:type="simple" xlink:href="http://en.literateprograms.org/Factorials_with_prime_factorization_%28Python%29#chunk%20use:prime_factorial.py" office:name="chunk def:prime_factorial.py">prime_factorial.py</text:a><text:span text:style-name="T6">&gt;&gt;=</text:span></text:p>
      <text:p text:style-name="Preformatted_20_Text"><text:span text:style-name="Strong_20_Emphasis">def</text:span> <text:span text:style-name="T7">factorial</text:span><text:span text:style-name="T8">(</text:span><text:span text:style-name="T7">n</text:span><text:span text:style-name="T8">):</text:span></text:p>
      <text:p text:style-name="P7"><text:s text:c="4"/><text:span text:style-name="Strong_20_Emphasis">return</text:span> <text:span text:style-name="T7">powproduct</text:span><text:span text:style-name="T8">((</text:span><text:span text:style-name="T7">p</text:span>, <text:span text:style-name="T7">multiplicity</text:span><text:span text:style-name="T8">(</text:span><text:span text:style-name="T7">n</text:span>, <text:span text:style-name="T7">p</text:span><text:span text:style-name="T8">))</text:span> <text:span text:style-name="Strong_20_Emphasis">for</text:span> <text:span text:style-name="T7">p</text:span> <text:span text:style-name="Strong_20_Emphasis">in</text:span> <text:span text:style-name="T7">primes</text:span><text:span text:style-name="T8">(</text:span><text:span text:style-name="T7">n</text:span><text:span text:style-name="T8">))</text:span></text:p>
      <text:p text:style-name="Text_20_body">In practice, this program will perform worse than one based on direct multiplication when <text:span text:style-name="T1">n</text:span> is small. A practical implementation should use an empirically determined cutoff to enable prime factorization only for very large <text:span text:style-name="T1">n</text:span>, say, larger than a few hundred. </text:p>
      <text:p text:style-name="Text_20_body">Many optimizations are also possible. The most obvious is to compute a large table of primes in advance instead of creating a list for each call to <text:span text:style-name="T1">factorial</text:span>, another is to handle powers of two using binary shifting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" svg:font-family="time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a xlink:type="simple" xlink:href="http://en.literateprograms.org/Factorials_with_prime_factorization_(Python)">http://en.literateprograms.org/Factorials_with_prime_factorization_%28Python%29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1T12:21:17.20</meta:creation-date>
    <dc:date>2012-12-01T12:22:13.06</dc:date>
    <meta:editing-duration>PT59S</meta:editing-duration>
    <meta:editing-cycles>2</meta:editing-cycles>
    <meta:generator>LibreOffice/3.4$Win32 LibreOffice_project/340m1$Build-203</meta:generator>
    <meta:document-statistic meta:table-count="0" meta:image-count="1" meta:object-count="0" meta:page-count="2" meta:paragraph-count="60" meta:word-count="621" meta:character-count="3785" meta:non-whitespace-character-count="2973"/>
  </office:meta>
</office:document-meta>
</file>